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73bc" officeooo:paragraph-rsid="001873bc"/>
    </style:style>
    <style:style style:name="P2" style:family="paragraph" style:parent-style-name="Standard">
      <style:text-properties officeooo:rsid="001873bc" officeooo:paragraph-rsid="00191a81"/>
    </style:style>
    <style:style style:name="P3" style:family="paragraph" style:parent-style-name="Standard">
      <style:text-properties officeooo:rsid="00191a81" officeooo:paragraph-rsid="00191a81"/>
    </style:style>
    <style:style style:name="P4" style:family="paragraph" style:parent-style-name="Standard">
      <style:text-properties officeooo:rsid="001cf5b3" officeooo:paragraph-rsid="001cf5b3"/>
    </style:style>
    <style:style style:name="P5" style:family="paragraph" style:parent-style-name="Standard">
      <style:text-properties officeooo:rsid="001da400" officeooo:paragraph-rsid="001da400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873bc" officeooo:paragraph-rsid="00191a81"/>
    </style:style>
    <style:style style:name="P7" style:family="paragraph" style:parent-style-name="Table_20_Contents">
      <style:text-properties officeooo:rsid="001da400" officeooo:paragraph-rsid="001da400"/>
    </style:style>
    <style:style style:name="P8" style:family="paragraph" style:parent-style-name="Standard">
      <style:text-properties officeooo:rsid="001873bc" officeooo:paragraph-rsid="00191a81"/>
    </style:style>
    <style:style style:name="P9" style:family="paragraph" style:parent-style-name="Standard">
      <style:text-properties officeooo:rsid="001f0da5" officeooo:paragraph-rsid="001f0da5"/>
    </style:style>
    <style:style style:name="T1" style:family="text">
      <style:text-properties officeooo:rsid="001f388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x <draw:frame draw:style-name="fr1" draw:name="Object9" text:anchor-type="as-char" svg:y="-0.432cm" svg:width="2.958cm" svg:height="0.86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/>
      <text:p text:style-name="P1"/>
      <text:p text:style-name="P1">Vars:</text:p>
      <text:p text:style-name="P1"/>
      <text:p text:style-name="P1">x = <draw:frame draw:style-name="fr1" draw:name="Object1" text:anchor-type="as-char" svg:y="-0.377cm" svg:width="0.508cm" svg:height="0.531cm" draw:z-index="0"><draw:object xlink:href="./Object 1" xlink:type="simple" xlink:show="embed" xlink:actuate="onLoad"/><draw:image xlink:href="./ObjectReplacements/Object 1" xlink:type="simple" xlink:show="embed" xlink:actuate="onLoad"/></draw:frame> <text:s text:c="2"/>1..n representa os n literais</text:p>
      <text:p text:style-name="P1"><text:s text:c="12"/><draw:frame draw:style-name="fr1" draw:name="Object2" text:anchor-type="as-char" svg:y="-0.377cm" svg:width="2.293cm" svg:height="0.531cm" draw:z-index="1"><draw:object xlink:href="./Object 2" xlink:type="simple" xlink:show="embed" xlink:actuate="onLoad"/><draw:image xlink:href="./ObjectReplacements/Object 2" xlink:type="simple" xlink:show="embed" xlink:actuate="onLoad"/></draw:frame> <text:s/>representa os mesmos literais negados</text:p>
      <text:p text:style-name="P1"><text:s text:c="10"/><draw:frame draw:style-name="fr1" draw:name="Object3" text:anchor-type="as-char" svg:y="-0.377cm" svg:width="1.374cm" svg:height="0.531cm" draw:z-index="2"><draw:object xlink:href="./Object 3" xlink:type="simple" xlink:show="embed" xlink:actuate="onLoad"/><draw:image xlink:href="./ObjectReplacements/Object 3" xlink:type="simple" xlink:show="embed" xlink:actuate="onLoad"/></draw:frame> {0,1} para todo I</text:p>
      <text:p text:style-name="P9">c = <draw:frame draw:style-name="fr2" draw:name="Object12" text:anchor-type="as-char" svg:y="-0.377cm" svg:width="1.395cm" svg:height="0.531cm" draw:z-index="11"><draw:object xlink:href="./Object 12" xlink:type="simple" xlink:show="embed" xlink:actuate="onLoad"/><draw:image xlink:href="./ObjectReplacements/Object 12" xlink:type="simple" xlink:show="embed" xlink:actuate="onLoad"/></draw:frame> onde <draw:frame draw:style-name="fr2" draw:name="Object13" text:anchor-type="as-char" svg:y="-0.377cm" svg:width="1.552cm" svg:height="0.467cm" draw:z-index="12"><draw:object xlink:href="./Object 13" xlink:type="simple" xlink:show="embed" xlink:actuate="onLoad"/><draw:image xlink:href="./ObjectReplacements/Object 13" xlink:type="simple" xlink:show="embed" xlink:actuate="onLoad"/></draw:frame> indica se clausula j foi atendida </text:p>
      <text:p text:style-name="P1"/>
      <text:p text:style-name="P1">dados:</text:p>
      <text:p text:style-name="P1"><text:tab/>cla = matrizes co<text:span text:style-name="T1">m</text:span> clausulas e literais (2n) <draw:frame draw:style-name="fr1" draw:name="Object4" text:anchor-type="as-char" svg:y="-0.377cm" svg:width="1.783cm" svg:height="0.53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<text:tab/>p = peso para cada clausula</text:p>
      <text:p text:style-name="P1"><text:tab/>soft = vetor com <draw:frame draw:style-name="fr1" draw:name="Object5" text:anchor-type="as-char" svg:y="-0.377cm" svg:width="1.838cm" svg:height="0.531cm" draw:z-index="4"><draw:object xlink:href="./Object 5" xlink:type="simple" xlink:show="embed" xlink:actuate="onLoad"/><draw:image xlink:href="./ObjectReplacements/Object 5" xlink:type="simple" xlink:show="embed" xlink:actuate="onLoad"/></draw:frame> e <draw:frame draw:style-name="fr1" draw:name="Object6" text:anchor-type="as-char" svg:y="-0.377cm" svg:width="1.552cm" svg:height="0.467cm" draw:z-index="5"><draw:object xlink:href="./Object 6" xlink:type="simple" xlink:show="embed" xlink:actuate="onLoad"/><draw:image xlink:href="./ObjectReplacements/Object 6" xlink:type="simple" xlink:show="embed" xlink:actuate="onLoad"/></draw:frame> onde m é o número de cláusulas</text:p>
      <text:p text:style-name="P1"><text:tab/><text:tab/>indica se a clausula <text:s/>é soft (1) ou hard (0)</text:p>
      <text:p text:style-name="P1">s.a</text:p>
      <text:p text:style-name="P2"/>
      <text:p text:style-name="P2"><draw:frame draw:style-name="fr1" draw:name="Object7" text:anchor-type="as-char" svg:y="-0.432cm" svg:width="3.866cm" svg:height="0.86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draw:frame draw:style-name="fr2" draw:name="Object11" text:anchor-type="as-char" svg:y="-0.432cm" svg:width="4.119cm" svg:height="0.86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2"><draw:frame draw:style-name="fr1" draw:name="Object8" text:anchor-type="as-char" svg:y="-0.377cm" svg:width="2.969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6"/>
      <text:p text:style-name="P4"><draw:frame draw:style-name="fr1" draw:name="Object10" text:anchor-type="as-char" svg:y="-0.377cm" svg:width="2.314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"/>
      <text:p text:style-name="P4">cla:</text:p>
      <text:p text:style-name="P4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x1</text:p>
          </table:table-cell>
          <table:table-cell table:style-name="Table1.A1" office:value-type="string">
            <text:p text:style-name="P7">x2</text:p>
          </table:table-cell>
          <table:table-cell table:style-name="Table1.A1" office:value-type="string">
            <text:p text:style-name="P7">x3</text:p>
          </table:table-cell>
          <table:table-cell table:style-name="Table1.A1" office:value-type="string">
            <text:p text:style-name="P7">¬x1</text:p>
          </table:table-cell>
          <table:table-cell table:style-name="Table1.A1" office:value-type="string">
            <text:p text:style-name="P7">¬x2</text:p>
          </table:table-cell>
          <table:table-cell table:style-name="Table1.F1" office:value-type="string">
            <text:p text:style-name="P7">¬x3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F2" office:value-type="string">
            <text:p text:style-name="P7">0</text:p>
          </table:table-cell>
        </table:table-row>
      </table:table>
      <text:p text:style-name="P4"/>
      <text:p text:style-name="P4"/>
      <text:p text:style-name="P5">X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x1</text:p>
          </table:table-cell>
          <table:table-cell table:style-name="Table2.B1" office:value-type="string">
            <text:p text:style-name="P7">0</text:p>
          </table:table-cell>
        </table:table-row>
        <table:table-row>
          <table:table-cell table:style-name="Table2.A2" office:value-type="string">
            <text:p text:style-name="P7">x2</text:p>
          </table:table-cell>
          <table:table-cell table:style-name="Table2.B2" office:value-type="string">
            <text:p text:style-name="P7">0</text:p>
          </table:table-cell>
        </table:table-row>
        <table:table-row>
          <table:table-cell table:style-name="Table2.A2" office:value-type="string">
            <text:p text:style-name="P7">x3</text:p>
          </table:table-cell>
          <table:table-cell table:style-name="Table2.B2" office:value-type="string">
            <text:p text:style-name="P7">0</text:p>
          </table:table-cell>
        </table:table-row>
        <table:table-row>
          <table:table-cell table:style-name="Table2.A2" office:value-type="string">
            <text:p text:style-name="P7">¬x1</text:p>
          </table:table-cell>
          <table:table-cell table:style-name="Table2.B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7">¬x2</text:p>
          </table:table-cell>
          <table:table-cell table:style-name="Table2.B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7">¬x3</text:p>
          </table:table-cell>
          <table:table-cell table:style-name="Table2.B2" office:value-type="string">
            <text:p text:style-name="P7">1</text:p>
          </table:table-cell>
        </table:table-row>
      </table:table>
      <text:p text:style-name="P5"/>
      <text:p text:style-name="P5">Cla * X:</text:p>
      <text:p text:style-name="P5">1*0 + 0*0 + 1*0 + 0*1 + 1*1 + 0*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2:06:11.850039490</meta:creation-date>
    <dc:date>2015-06-16T23:46:35.263453838</dc:date>
    <meta:editing-duration>PT40M50S</meta:editing-duration>
    <meta:editing-cycles>9</meta:editing-cycles>
    <meta:generator>LibreOffice/4.3.3.2$Linux_X86_64 LibreOffice_project/430m0$Build-2</meta:generator>
    <meta:document-statistic meta:table-count="2" meta:image-count="0" meta:object-count="13" meta:page-count="1" meta:paragraph-count="44" meta:word-count="105" meta:character-count="439" meta:non-whitespace-character-count="333"/>
  </office:meta>
</office:document-meta>
</file>

<file path=Object 1/content.xml><?xml version="1.0" encoding="utf-8"?>
<math xmlns="http://www.w3.org/1998/Math/MathML" display="block">
  <semantics>
    <msub>
      <mi>x</mi>
      <mi>i</mi>
    </msub>
    <annotation encoding="StarMath 5.0">x_{i}</annotation>
  </semantics>
</math>
</file>

<file path=Object 10/content.xml><?xml version="1.0" encoding="utf-8"?>
<math xmlns="http://www.w3.org/1998/Math/MathML" display="block">
  <semantics>
    <mrow>
      <mrow>
        <msub>
          <mi>x</mi>
          <mn>1</mn>
        </msub>
        <mo stretchy="false">∨</mo>
        <mi>¬</mi>
      </mrow>
      <mrow>
        <msub>
          <mi>x</mi>
          <mn>2</mn>
        </msub>
        <mo stretchy="false">∨</mo>
        <msub>
          <mi>x</mi>
          <mn>3</mn>
        </msub>
      </mrow>
    </mrow>
    <annotation encoding="StarMath 5.0">x_1 or ¬x_2 or x_3 
</annotation>
  </semantics>
</math>
</file>

<file path=Object 11/content.xml><?xml version="1.0" encoding="utf-8"?>
<math xmlns="http://www.w3.org/1998/Math/MathML" display="block">
  <semantics>
    <mrow>
      <msub>
        <mi>c</mi>
        <mi>j</mi>
      </msub>
      <mrow>
        <mspace width="2em"/>
        <mo stretchy="false">≤</mo>
        <mspace width="2em"/>
      </mrow>
      <mrow>
        <mrow>
          <munder>
            <mo stretchy="false">∑</mo>
            <mi>i</mi>
          </munder>
          <msub>
            <mi mathvariant="italic">cla</mi>
            <mi mathvariant="italic">ji</mi>
          </msub>
        </mrow>
        <mo stretchy="false">×</mo>
        <msub>
          <mi>x</mi>
          <mi>i</mi>
        </msub>
      </mrow>
      <mspace width="2em"/>
      <mo stretchy="false">∀</mo>
      <mi>j</mi>
    </mrow>
    <annotation encoding="StarMath 5.0">c_j ~ &lt;= ~ sum from{i} cla_ji times x_i  ~ forall j
</annotation>
  </semantics>
</math>
</file>

<file path=Object 12/content.xml><?xml version="1.0" encoding="utf-8"?>
<math xmlns="http://www.w3.org/1998/Math/MathML" display="block">
  <semantics>
    <mrow>
      <msub>
        <mi>c</mi>
        <mi>j</mi>
      </msub>
      <mo stretchy="false">∈</mo>
      <mn>0,1</mn>
    </mrow>
    <annotation encoding="StarMath 5.0">c_j in {0,1}</annotation>
  </semantics>
</math>
</file>

<file path=Object 13/content.xml><?xml version="1.0" encoding="utf-8"?>
<math xmlns="http://www.w3.org/1998/Math/MathML" display="block">
  <semantics>
    <mrow>
      <mrow>
        <mi>j</mi>
        <mo stretchy="false">∈</mo>
        <mn>1.</mn>
      </mrow>
      <mi>.</mi>
      <mi>m</mi>
    </mrow>
    <annotation encoding="StarMath 5.0">j in 1..m</annotation>
  </semantics>
</math>
</file>

<file path=Object 2/content.xml><?xml version="1.0" encoding="utf-8"?>
<math xmlns="http://www.w3.org/1998/Math/MathML" display="block">
  <semantics>
    <mrow>
      <mrow>
        <msub>
          <mi>x</mi>
          <mi>i</mi>
        </msub>
        <mo stretchy="false">∈</mo>
        <mrow>
          <mi>n</mi>
          <mo stretchy="false">+</mo>
          <mn>1.</mn>
        </mrow>
      </mrow>
      <mn>.2</mn>
      <mi>n</mi>
    </mrow>
    <annotation encoding="StarMath 5.0">x_i in n+1..2n</annotation>
  </semantics>
</math>
</file>

<file path=Object 3/content.xml><?xml version="1.0" encoding="utf-8"?>
<math xmlns="http://www.w3.org/1998/Math/MathML" display="block">
  <semantics>
    <mrow>
      <msub>
        <mi>x</mi>
        <mi>i</mi>
      </msub>
      <mo stretchy="false">∈</mo>
      <mn>0,1</mn>
    </mrow>
    <annotation encoding="StarMath 5.0"> x_i in { {0,1}}</annotation>
  </semantics>
</math>
</file>

<file path=Object 4/content.xml><?xml version="1.0" encoding="utf-8"?>
<math xmlns="http://www.w3.org/1998/Math/MathML" display="block">
  <semantics>
    <mrow>
      <msub>
        <mi mathvariant="italic">cla</mi>
        <mi mathvariant="italic">ji</mi>
      </msub>
      <mo stretchy="false">∈</mo>
      <mn>0,1</mn>
    </mrow>
    <annotation encoding="StarMath 5.0">cla_ji in {{0,1}} </annotation>
  </semantics>
</math>
</file>

<file path=Object 5/content.xml><?xml version="1.0" encoding="utf-8"?>
<math xmlns="http://www.w3.org/1998/Math/MathML" display="block">
  <semantics>
    <mrow>
      <msub>
        <mi mathvariant="italic">soft</mi>
        <mi>j</mi>
      </msub>
      <mo stretchy="false">∈</mo>
      <mn>0,1</mn>
    </mrow>
    <annotation encoding="StarMath 5.0">soft_j in {0,1}</annotation>
  </semantics>
</math>
</file>

<file path=Object 6/content.xml><?xml version="1.0" encoding="utf-8"?>
<math xmlns="http://www.w3.org/1998/Math/MathML" display="block">
  <semantics>
    <mrow>
      <mrow>
        <mi>j</mi>
        <mo stretchy="false">∈</mo>
        <mn>1.</mn>
      </mrow>
      <mi>.</mi>
      <mi>m</mi>
    </mrow>
    <annotation encoding="StarMath 5.0">j in 1..m</annotation>
  </semantics>
</math>
</file>

<file path=Object 7/content.xml><?xml version="1.0" encoding="utf-8"?>
<math xmlns="http://www.w3.org/1998/Math/MathML" display="block">
  <semantics>
    <mrow>
      <mrow>
        <mrow>
          <munder>
            <mo stretchy="false">∑</mo>
            <mi>i</mi>
          </munder>
          <msub>
            <mi mathvariant="italic">cla</mi>
            <mi mathvariant="italic">ji</mi>
          </msub>
        </mrow>
        <mo stretchy="false">×</mo>
        <msub>
          <mi>x</mi>
          <mi>i</mi>
        </msub>
      </mrow>
      <mrow>
        <mspace width="2em"/>
        <mo stretchy="false">≥</mo>
        <mrow>
          <mn>1</mn>
          <mo stretchy="false">−</mo>
          <msub>
            <mi mathvariant="italic">soft</mi>
            <mi>j</mi>
          </msub>
        </mrow>
      </mrow>
      <mspace width="2em"/>
      <mo stretchy="false">∀</mo>
      <mi>j</mi>
    </mrow>
    <annotation encoding="StarMath 5.0">sum from{i} cla_ji times x_i ~ &gt;= 1 - soft_j ~ forall j
</annotation>
  </semantics>
</math>
</file>

<file path=Object 8/content.xml><?xml version="1.0" encoding="utf-8"?>
<math xmlns="http://www.w3.org/1998/Math/MathML" display="block">
  <semantics>
    <mrow>
      <mrow>
        <mrow>
          <msub>
            <mi>x</mi>
            <mi>i</mi>
          </msub>
          <mo stretchy="false">+</mo>
          <msub>
            <mi>x</mi>
            <mrow>
              <mi>i</mi>
              <mo stretchy="false">+</mo>
              <mi>n</mi>
            </mrow>
          </msub>
        </mrow>
        <mo stretchy="false">=</mo>
        <mn>1</mn>
      </mrow>
      <mo stretchy="false">∀</mo>
      <mi>i</mi>
      <mi>,</mi>
      <mi>j</mi>
    </mrow>
    <annotation encoding="StarMath 5.0">x_i + x_{i+n} = 1 forall i ,j </annotation>
  </semantics>
</math>
</file>

<file path=Object 9/content.xml><?xml version="1.0" encoding="utf-8"?>
<math xmlns="http://www.w3.org/1998/Math/MathML" display="block">
  <semantics>
    <mrow>
      <mrow>
        <munder>
          <mo stretchy="false">∑</mo>
          <mi>j</mi>
        </munder>
        <msub>
          <mi>p</mi>
          <mi>j</mi>
        </msub>
      </mrow>
      <mo stretchy="false">×</mo>
      <msub>
        <mi mathvariant="italic">soft</mi>
        <mi>j</mi>
      </msub>
      <mo stretchy="false">×</mo>
      <msub>
        <mi>c</mi>
        <mi>j</mi>
      </msub>
    </mrow>
    <annotation encoding="StarMath 5.0">sum from{j}  p_j times soft_j  times c_j</annotation>
  </semantics>
</math>
</file>